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ifestParser.getNam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nifestPars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Parser.checkExtensionBundl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ifestParser.parseStandardHeaderClause( String clauseString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ManifestParser.parseRequireBundleHeader( String h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ManifestParser.getSymbolic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Parser.getDynamicRequir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Parser.parseExportHeader( String head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0">
            <text:p text:style-name="Table_20_Contents">20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ManifestParser.getBundl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Parser.checkAndNormalizeR4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ManifestParser.parseExtensionBundleHeader( String h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anifestParser.getLibraries( BundleRevision revis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ManifestParser.getRequir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Parser.parseLibraryStrings( Logger logger , String [ ] libS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nifestParser.checkAndNormalizeR3(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43">
            <text:p text:style-name="Table_20_Contents">43</text:p>
          </table:table-cell>
          <table:table-cell office:value-type="float" office:value="157">
            <text:p text:style-name="Table_20_Contents">157</text:p>
          </table:table-cell>
        </table:table-row>
        <table:table-row>
          <table:table-cell office:value-type="string">
            <text:p text:style-name="Table_20_Contents">ManifestParser.getManifes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ifestParser.getSelectedLibraryClaus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ManifestParser.ManifestParser( Logger logger , Map configMap , Map headerMap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27">
            <text:p text:style-name="Table_20_Contents">127</text:p>
          </table:table-cell>
        </table:table-row>
        <table:table-row>
          <table:table-cell office:value-type="string">
            <text:p text:style-name="Table_20_Contents">ManifestParser.parseDelimitedString( String value , String delim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ManifestParser.firstSortedClause( List clauseLis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5">
            <text:p text:style-name="Table_20_Contents">25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ManifestParser.parseImportHeader( String head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ManifestParser.parseStandardHeader( String h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anifestParser.getLibraryClau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